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ec84" officeooo:paragraph-rsid="0019ec84"/>
    </style:style>
    <style:style style:name="P2" style:family="paragraph" style:parent-style-name="Standard">
      <style:text-properties officeooo:rsid="001a2dac" officeooo:paragraph-rsid="001a2dac"/>
    </style:style>
    <style:style style:name="P3" style:family="paragraph" style:parent-style-name="Standard">
      <style:text-properties officeooo:rsid="001aa2fd" officeooo:paragraph-rsid="001aa2fd"/>
    </style:style>
    <style:style style:name="P4" style:family="paragraph" style:parent-style-name="Standard">
      <style:text-properties officeooo:rsid="001aa2fd" officeooo:paragraph-rsid="001aa2fd"/>
    </style:style>
    <style:style style:name="P5" style:family="paragraph" style:parent-style-name="Standard">
      <style:text-properties officeooo:rsid="001b30b8" officeooo:paragraph-rsid="001b30b8"/>
    </style:style>
    <style:style style:name="T1" style:family="text">
      <style:text-properties officeooo:rsid="001b3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Enora projet info</text:p>
      <text:p text:style-name="P1"/>
      <text:p text:style-name="P1">Rencontre avec ErgoVie :</text:p>
      <text:p text:style-name="P1"/>
      <text:p text:style-name="P1">IHM qui permet de communiquer via tablette windows par requêtes HTTP avec un appareil infrarouge ou un contrôleur Zwave.</text:p>
      <text:p text:style-name="P2">En cas de panne pop up à envoyer à ErgoVie.</text:p>
      <text:p text:style-name="P2">Pas paramétrable par l'utilisateur : un mode admin et un mode utilisateur.</text:p>
      <text:p text:style-name="P2">Kira 128 à notre disposition (contrôle IR dans la même pièce).</text:p>
      <text:p text:style-name="P2">Fibaro (pas top) : home center 2 peut permettre de savoir si la lumière est alllumée ou pas (par ex).</text:p>
      <text:p text:style-name="P2">Après intéraction changement de couleur pour savoir s'il a bien intégragit avec le bouton.</text:p>
      <text:p text:style-name="P2">Definir combien de boutons on veut (8;12;24).</text:p>
      <text:p text:style-name="P2">Prévoir un bouton qui permet de changer de page (balayage possible mais pas pour tous les utilisateurs).</text:p>
      <text:p text:style-name="P2">3 lignes &amp; 4 colonnes : mode de défilement pour sélectionner la ligne avec bouton voulu (pour qu 'une fois en dehors du fauteuil la personne puisse aussi l'utiliser).</text:p>
      <text:p text:style-name="P2">Minimiser les boutons, qu'ils soient le plus simplistes possible (cf cahier des charges).</text:p>
      <text:p text:style-name="P2">Recontacter ErgoVie dès qu'on a tout récupérer.</text:p>
      <text:p text:style-name="P2">Côté admin : scan réseau.</text:p>
      <text:p text:style-name="P2"/>
      <text:p text:style-name="P2">Discussion avec Françoic Pasteau :</text:p>
      <text:p text:style-name="P2"/>
      <text:p text:style-name="P2">Chercher s'il existe de nouvelles choses pour communiquer avec fibaro et regarder comment communiquer avec fibaro, IR, bluetooth, wifi, Kira…</text:p>
      <text:p text:style-name="P2">Choix techniques à faire, découper le projet.</text:p>
      <text:p text:style-name="P2">D'ici fin novembre les boîtes doivent être faites, ainsi que l'étude biblio sur les boîtes et choisir en fonction des points positifs ou négatifs.</text:p>
      <text:p text:style-name="P2">Pour la soutenance : Présenter le cahier des charges puis faire la présentation des choix techniques et justifier le choix de chaque bloc.</text:p>
      <text:p text:style-name="P3">Architecture sur tablette en application universelle (Csharp).</text:p>
      <text:p text:style-name="P3">Commencer le versionning très tôt, le code IHM en Csharp. Pour le reste on peut programmer dans un autre langage pour que ce soit le plus « portable » possible.</text:p>
      <text:p text:style-name="P3">Ne pas faire de powerpoint sous Google drive.</text:p>
      <text:p text:style-name="P3">L'année dernière pour l'IHM : pas mal de bons choix à reprendre. <text:span text:style-name="T1">Repartir sur l'arbre (vérifier s'ils l'ont déjà codé) cf mail. C'est un choix technique à justifier, on peut donc repartir sur autre chose.</text:span></text:p>
      <text:p text:style-name="P5">Faire les schémas blocs avant les vacances et les lui envoyer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5:23:48.283724416</meta:creation-date>
    <dc:date>2015-10-23T15:44:34.117573785</dc:date>
    <meta:editing-duration>PT12M10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342" meta:character-count="2050" meta:non-whitespace-character-count="1732"/>
  </office:meta>
</office:document-meta>
</file>